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9256" calcext:value-type="float">
            <text:p>97.6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1344" calcext:value-type="float">
            <text:p>97.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692" calcext:value-type="float">
            <text:p>97.2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6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008" calcext:value-type="float">
            <text:p>101.4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3768" calcext:value-type="float">
            <text:p>101.0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3768" calcext:value-type="float">
            <text:p>101.0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9304" calcext:value-type="float">
            <text:p>100.3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5592" calcext:value-type="float">
            <text:p>99.6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7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6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1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404" calcext:value-type="float">
            <text:p>97.0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1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7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1-0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4912" calcext:value-type="float">
            <text:p>94.1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3-12-18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2-10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1-10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200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8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7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6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6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6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02</text:p>
          </table:table-cell>
          <table:table-cell office:value-type="string" calcext:value-type="string">
            <text:p>Latham Springs Baptist Encampment</text:p>
          </table:table-cell>
          <table:table-cell office:value-type="string" calcext:value-type="string">
            <text:p>196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28" meta:object-count="0"/>
    <meta:user-defined meta:name="AppVersion">3.0</meta:user-defined>
  </office:meta>
</office:document-meta>
</file>